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100a5"/>
    </style:style>
    <style:style style:name="P2" style:family="paragraph" style:parent-style-name="Standard">
      <style:text-properties officeooo:rsid="000100a5" officeooo:paragraph-rsid="000100a5"/>
    </style:style>
    <style:style style:name="P3" style:family="paragraph" style:parent-style-name="Text_20_body">
      <style:paragraph-properties style:writing-mode="lr-tb"/>
    </style:style>
    <style:style style:name="T1" style:family="text">
      <style:text-properties officeooo:rsid="000100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ublished: 10/15/2020</text:p>
      <text:p text:style-name="P2"/>
      <text:h text:style-name="P1" text:outline-level="1"><text:span text:style-name="T1">General Update #2</text:span></text:h>
      <text:p text:style-name="P3"><text:bookmark text:name="viewer-foo"/>Lately I've been having fun with the development/programming side of things.</text:p>
      <text:p text:style-name="P3"/>
      <text:p text:style-name="P3"><text:bookmark text:name="viewer-3eefp"/>Some things I've been working on lately: </text:p>
      <text:p text:style-name="P3"/>
      <text:p text:style-name="P3"><text:bookmark text:name="viewer-dujva"/>My Twine Game</text:p>
      <text:p text:style-name="P3"><text:bookmark text:name="viewer-f5gg6"/>Using the Godot Engine</text:p>
      <text:p text:style-name="P3"><text:bookmark text:name="viewer-9shqo"/>Experimenting with Unix (Fedora Core 32)</text:p>
      <text:p text:style-name="P3"/>
      <text:p text:style-name="P3"><text:bookmark text:name="viewer-e10bb"/>I've been very interested in storytelling and writing lately, as well as sketching here and there. I recently finished a section of my Twine game and have been doing my usual minor editing and polishing. Using Godot seems to be a higher priority to me as it has much more implications than just text-based games, but working on that twine game has still been a wonderful design process. I am looking toward doing some Godot courses online and then trying to making some of the small-scope video games I've designed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7:23:20.697008340</meta:creation-date>
    <dc:date>2021-10-12T17:31:44.329769249</dc:date>
    <meta:editing-duration>PT8M24S</meta:editing-duration>
    <meta:editing-cycles>2</meta:editing-cycles>
    <meta:generator>LibreOffice/7.1.6.2.0$Linux_X86_64 LibreOffice_project/10$Build-2</meta:generator>
    <meta:document-statistic meta:table-count="0" meta:image-count="0" meta:object-count="0" meta:page-count="1" meta:paragraph-count="8" meta:word-count="126" meta:character-count="745" meta:non-whitespace-character-count="626"/>
  </office:meta>
</office:document-meta>
</file>